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4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GOD'S GREATNESS (145:1-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GOD'S GREATNESS (145:1-6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Its depth (145:1-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Its breadth (145:4-6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45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GOD'S GREATNESS (145:1-6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GOD'S GOODNESS (145:7-10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GOD'S GOODNESS (145:7-10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He is slow to anger (145:8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He is good to all (145:7, 9-10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145<text:s text:c="1"/>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GOD'S GREATNESS (145:1-6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GOD'S GOODNESS (145:7-10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GOD'S GLORY (145:11-13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GOD'S GLORY (145:11-13):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Its dynamics (145:11-12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Its duration (145:13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PSALM 145<text:s text:c="1"/></text:span><text:span text:style-name="a520" text:class-names=""/></text:p>
          </draw:text-box>
          <svg:title/>
          <svg:desc/>
        </draw:frame>
        <draw:frame draw:id="id96" presentation:style-name="a541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GOD'S GREATNESS (145:1-6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GOD'S GOODNESS (145:7-10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GOD'S GLORY (145:11-13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GOD'S GUARANTEE (145:13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GOD'S GRACE (145:14-21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</draw:page>
      <draw:page draw:name="Slide8" draw:style-name="a542" draw:master-page-name="Master1-Layout12-tx-Title-and-Text" presentation:presentation-page-layout-name="Master1-PPL12" draw:id="Slide-263">
        <draw:frame draw:id="id97" presentation:style-name="a546" draw:name="Title 1" svg:x="1.38in" svg:y="0.4in" svg:width="10.6in" svg:height="1.44965in" presentation:class="title" presentation:placeholder="false">
          <draw:text-box>
            <text:p text:style-name="a545" text:class-names="" text:cond-style-name=""><text:span text:style-name="a543" text:class-names="">GOD'S GRACE (145:14-21)<text:s text:c="1"/></text:span><text:span text:style-name="a544" text:class-names=""/></text:p>
          </draw:text-box>
          <svg:title/>
          <svg:desc/>
        </draw:frame>
        <draw:frame draw:id="id98" presentation:style-name="a559" draw:name="Text Placeholder 2" svg:x="1.38in" svg:y="2in" svg:width="9.4in" svg:height="4.75868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7" text:class-names=""><text:s text:c="1"/>He lifts up the fallen (145:14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He feeds the hungry (145:15-18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He rescues the persecuted (145:19-21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</draw:text-box>
          <svg:title/>
          <svg:desc/>
        </draw:frame>
      </draw:page>
      <draw:page draw:name="Slide9" draw:style-name="a560" draw:master-page-name="Master1-Layout12-tx-Title-and-Text" presentation:presentation-page-layout-name="Master1-PPL12" draw:id="Slide-264">
        <draw:frame draw:id="id99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PSALM 145<text:s text:c="1"/></text:span><text:span text:style-name="a562" text:class-names=""/></text:p>
          </draw:text-box>
          <svg:title/>
          <svg:desc/>
        </draw:frame>
        <draw:frame draw:id="id100" presentation:style-name="a583" draw:name="Text Placeholder 2" svg:x="1.38in" svg:y="2in" svg:width="9.4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GOD'S GREATNESS (145:1-6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GOD'S GOODNESS (145:7-10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GOD'S GLORY (145:11-13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GOD'S GUARANTEE (145:13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GOD'S GRACE (145:14-21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45 </dc:title>
    <meta:initial-creator>David STRICKLAND</meta:initial-creator>
    <dc:creator>David STRICKLAND</dc:creator>
    <meta:creation-date>2020-02-23T23:21:28Z</meta:creation-date>
    <dc:date>2020-02-23T23:21:29Z</dc:date>
    <meta:template xlink:href="BibleStudy" xlink:type="simple"/>
    <meta:editing-cycles>1</meta:editing-cycles>
    <meta:editing-duration>PT0S</meta:editing-duration>
    <meta:document-statistic meta:paragraph-count="34" meta:word-count="179"/>
  </office:meta>
</office:document-meta>
</file>